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igne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igned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igned.replaceInvalidChars( final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sSigned.isSigned( File zipFile ,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sSigned.ev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